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18pt" fo:language="en" fo:country="US" officeooo:rsid="000f66b7" officeooo:paragraph-rsid="000f66b7" style:font-size-asian="18pt"/>
    </style:style>
    <style:style style:name="P2" style:family="paragraph" style:parent-style-name="Standard">
      <style:text-properties fo:color="#000000" loext:opacity="100%" style:font-name="Consolas" fo:font-size="18pt" fo:language="en" fo:country="US" fo:font-weight="normal" officeooo:rsid="000f66b7" officeooo:paragraph-rsid="000f66b7" style:font-size-asian="18pt" style:font-weight-asian="normal"/>
    </style:style>
    <style:style style:name="P3" style:family="paragraph" style:parent-style-name="Standard">
      <style:text-properties fo:color="#000000" loext:opacity="100%" style:font-name="Consolas" fo:font-size="18pt" fo:language="en" fo:country="US" fo:font-style="normal" fo:font-weight="bold" officeooo:rsid="001c3fdc" officeooo:paragraph-rsid="001c3fdc" style:font-size-asian="18pt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loext:opacity="100%" style:font-name="Consolas" fo:font-size="18pt" fo:language="en" fo:country="US" fo:font-style="normal" fo:font-weight="bold" officeooo:rsid="001da85c" officeooo:paragraph-rsid="001da85c" style:font-size-asian="18pt" style:font-style-asian="normal" style:font-weight-asian="bold" style:font-style-complex="normal" style:font-weight-complex="bold"/>
    </style:style>
    <style:style style:name="P5" style:family="paragraph" style:parent-style-name="Standard">
      <style:text-properties fo:color="#000000" loext:opacity="100%" style:font-name="Consolas" fo:font-size="18pt" fo:language="en" fo:country="US" fo:font-style="italic" fo:font-weight="bold" officeooo:rsid="001da85c" officeooo:paragraph-rsid="00211867" style:font-size-asian="18pt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loext:opacity="100%" style:font-name="Consolas" fo:font-size="18pt" fo:font-weight="bold" style:font-size-asian="18pt" style:font-weight-asian="bold"/>
    </style:style>
    <style:style style:name="P7" style:family="paragraph" style:parent-style-name="Standard">
      <style:text-properties fo:color="#000000" loext:opacity="100%" style:font-name="Consolas" fo:font-size="18pt" fo:font-weight="normal" style:font-size-asian="18pt" style:font-weight-asian="normal"/>
    </style:style>
    <style:style style:name="P8" style:family="paragraph" style:parent-style-name="Standard">
      <style:text-properties fo:color="#000000" loext:opacity="100%" style:font-name="Consolas" fo:font-size="18pt" fo:language="ru" fo:country="RU" fo:font-weight="bold" officeooo:rsid="000f66b7" officeooo:paragraph-rsid="000f66b7" style:font-size-asian="18pt" style:font-weight-asian="bold"/>
    </style:style>
    <style:style style:name="P9" style:family="paragraph" style:parent-style-name="Standard">
      <style:text-properties fo:color="#000000" loext:opacity="100%" style:font-name="Consolas" fo:font-size="18pt" fo:language="ru" fo:country="RU" fo:font-weight="bold" officeooo:rsid="001c3fdc" officeooo:paragraph-rsid="001c3fdc" style:font-size-asian="18pt" style:font-weight-asian="bold" style:font-weight-complex="bold"/>
    </style:style>
    <style:style style:name="P10" style:family="paragraph" style:parent-style-name="Standard">
      <style:text-properties fo:color="#000000" loext:opacity="100%" style:font-name="Consolas" fo:font-size="18pt" fo:language="ru" fo:country="RU" fo:font-weight="bold" officeooo:rsid="001c3fdc" officeooo:paragraph-rsid="001c3fdc" style:font-size-asian="18pt" style:font-weight-asian="bold"/>
    </style:style>
    <style:style style:name="P11" style:family="paragraph" style:parent-style-name="Standard">
      <style:text-properties fo:color="#000000" loext:opacity="100%" style:font-name="Consolas" fo:font-size="18pt" fo:language="ru" fo:country="RU" fo:font-style="italic" fo:font-weight="normal" officeooo:rsid="00147d28" officeooo:paragraph-rsid="00147d28" style:font-size-asian="18pt" style:font-style-asian="italic" style:font-weight-asian="normal" style:font-style-complex="italic"/>
    </style:style>
    <style:style style:name="P12" style:family="paragraph" style:parent-style-name="Standard">
      <style:text-properties fo:color="#000000" loext:opacity="100%" style:font-name="Consolas" fo:font-size="18pt" fo:language="ru" fo:country="RU" fo:font-style="italic" fo:font-weight="normal" officeooo:rsid="001c3fdc" officeooo:paragraph-rsid="001c3fdc" style:font-size-asian="18pt" style:font-style-asian="italic" style:font-weight-asian="normal" style:font-style-complex="italic"/>
    </style:style>
    <style:style style:name="P13" style:family="paragraph" style:parent-style-name="Standard">
      <style:text-properties fo:color="#000000" loext:opacity="100%" style:font-name="Consolas" fo:font-size="18pt" fo:language="ru" fo:country="RU" fo:font-style="italic" fo:font-weight="normal" officeooo:rsid="001da85c" officeooo:paragraph-rsid="001da85c" style:font-size-asian="18pt" style:font-style-asian="italic" style:font-weight-asian="normal" style:font-style-complex="italic" style:font-weight-complex="bold"/>
    </style:style>
    <style:style style:name="P14" style:family="paragraph" style:parent-style-name="Standard">
      <style:text-properties fo:color="#000000" loext:opacity="100%" style:font-name="Consolas" fo:font-size="18pt" fo:language="ru" fo:country="RU" fo:font-style="italic" fo:font-weight="bold" officeooo:rsid="001c3fdc" officeooo:paragraph-rsid="001c3fdc" style:font-size-asian="18pt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000000" loext:opacity="100%" style:font-name="Consolas" fo:font-size="18pt" fo:language="ru" fo:country="RU" fo:font-style="italic" fo:font-weight="bold" officeooo:rsid="001fe81f" officeooo:paragraph-rsid="001fe81f" style:font-size-asian="18pt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000000" loext:opacity="100%" style:font-name="Consolas" fo:font-size="18pt" fo:language="ru" fo:country="RU" fo:font-style="italic" fo:font-weight="bold" officeooo:rsid="00211867" officeooo:paragraph-rsid="00211867" style:font-size-asian="18p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000000" loext:opacity="100%" style:font-name="Consolas" fo:font-size="18pt" fo:language="ru" fo:country="RU" fo:font-style="normal" fo:font-weight="normal" officeooo:rsid="001c3fdc" officeooo:paragraph-rsid="00147d28" style:font-size-asian="18pt" style:font-style-asian="normal" style:font-weight-asian="normal" style:font-style-complex="normal"/>
    </style:style>
    <style:style style:name="P18" style:family="paragraph" style:parent-style-name="Standard">
      <style:text-properties fo:color="#000000" loext:opacity="100%" style:font-name="Consolas" fo:font-size="18pt" fo:language="ru" fo:country="RU" fo:font-style="normal" fo:font-weight="bold" officeooo:rsid="001c3fdc" officeooo:paragraph-rsid="001c3fdc" style:font-size-asian="18pt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loext:opacity="100%" style:font-name="Consolas" fo:font-size="18pt" fo:language="ru" fo:country="RU" fo:font-style="normal" fo:font-weight="bold" officeooo:rsid="001da85c" officeooo:paragraph-rsid="001da85c" style:font-size-asian="18pt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loext:opacity="100%" style:font-name="Consolas" fo:font-size="18pt" fo:language="ru" fo:country="RU" fo:font-style="normal" fo:font-weight="bold" officeooo:rsid="001fe81f" officeooo:paragraph-rsid="001fe81f" style:font-size-asian="18pt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loext:opacity="100%" style:font-name="Consolas" fo:font-size="18pt" fo:language="ru" fo:country="RU" fo:font-style="normal" fo:font-weight="bold" officeooo:rsid="00211867" officeooo:paragraph-rsid="00211867" style:font-size-asian="18p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loext:opacity="100%" style:font-name="Consolas" fo:font-size="18pt" fo:language="ru" fo:country="RU" fo:font-weight="normal" officeooo:rsid="00147d28" officeooo:paragraph-rsid="00147d28" style:font-size-asian="18pt" style:font-weight-asian="normal"/>
    </style:style>
    <style:style style:name="P23" style:family="paragraph" style:parent-style-name="Standard">
      <style:text-properties fo:color="#008000" loext:opacity="100%" style:font-name="Consolas" fo:font-size="18pt" fo:font-weight="normal" style:font-size-asian="18pt" style:font-weight-asian="normal"/>
    </style:style>
    <style:style style:name="P24" style:family="paragraph" style:parent-style-name="Standard">
      <style:text-properties fo:color="#008000" loext:opacity="100%" style:font-name="Consolas" fo:font-size="18pt" fo:language="en" fo:country="US" fo:font-style="normal" fo:font-weight="normal" officeooo:rsid="001da85c" officeooo:paragraph-rsid="001da85c" style:font-size-asian="18pt" style:font-style-asian="normal" style:font-weight-asian="normal" style:font-style-complex="normal"/>
    </style:style>
    <style:style style:name="P25" style:family="paragraph" style:parent-style-name="Standard">
      <style:text-properties fo:language="ru" fo:country="RU" officeooo:rsid="000f66b7" officeooo:paragraph-rsid="000f66b7"/>
    </style:style>
    <style:style style:name="P26" style:family="paragraph" style:parent-style-name="Standard">
      <style:text-properties fo:language="ru" fo:country="RU" officeooo:rsid="00147d28" officeooo:paragraph-rsid="00147d28"/>
    </style:style>
    <style:style style:name="P27" style:family="paragraph" style:parent-style-name="Standard">
      <style:text-properties fo:language="ru" fo:country="RU" fo:font-style="italic" officeooo:rsid="00147d28" officeooo:paragraph-rsid="00147d28" style:font-style-asian="italic" style:font-style-complex="italic"/>
    </style:style>
    <style:style style:name="P28" style:family="paragraph" style:parent-style-name="Standard">
      <style:text-properties fo:language="ru" fo:country="RU" fo:font-style="italic" officeooo:rsid="001c3fdc" officeooo:paragraph-rsid="001c3fdc" style:font-style-asian="italic" style:font-style-complex="italic"/>
    </style:style>
    <style:style style:name="P29" style:family="paragraph" style:parent-style-name="Standard">
      <style:text-properties fo:language="ru" fo:country="RU" officeooo:rsid="001c3fdc" officeooo:paragraph-rsid="001c3fdc"/>
    </style:style>
    <style:style style:name="P30" style:family="paragraph" style:parent-style-name="Standard">
      <style:text-properties fo:font-size="18pt" fo:font-weight="bold" officeooo:rsid="000f66b7" officeooo:paragraph-rsid="000f66b7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01fe81f" officeooo:paragraph-rsid="001fe81f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language="ru" fo:country="RU" fo:font-weight="bold" officeooo:rsid="000f66b7" officeooo:paragraph-rsid="000f66b7" style:font-size-asian="18pt" style:font-weight-asian="bold" style:font-size-complex="18pt" style:font-weight-complex="bold"/>
    </style:style>
    <style:style style:name="P33" style:family="paragraph" style:parent-style-name="Standard">
      <style:text-properties fo:language="en" fo:country="US" fo:font-weight="bold" officeooo:rsid="000f66b7" officeooo:paragraph-rsid="000f66b7" style:font-weight-asian="bold" style:font-weight-complex="bold"/>
    </style:style>
    <style:style style:name="P34" style:family="paragraph" style:parent-style-name="Standard">
      <style:text-properties fo:language="en" fo:country="US" fo:font-style="normal" officeooo:rsid="001da85c" officeooo:paragraph-rsid="001da85c" style:font-style-asian="normal" style:font-style-complex="normal"/>
    </style:style>
    <style:style style:name="P35" style:family="paragraph" style:parent-style-name="Standard">
      <style:text-properties fo:language="en" fo:country="US" fo:font-style="normal" fo:font-weight="bold" officeooo:rsid="001da85c" officeooo:paragraph-rsid="001da85c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language="en" fo:country="US" fo:font-style="italic" officeooo:rsid="001c3fdc" officeooo:paragraph-rsid="001c3fdc" style:font-style-asian="italic" style:font-style-complex="italic"/>
    </style:style>
    <style:style style:name="P37" style:family="paragraph" style:parent-style-name="Standard">
      <style:text-properties fo:language="en" fo:country="US" fo:font-style="italic" fo:font-weight="bold" officeooo:rsid="001da85c" officeooo:paragraph-rsid="001da85c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ize="20pt" fo:language="ru" fo:country="RU" fo:font-weight="bold" officeooo:rsid="001c3fdc" officeooo:paragraph-rsid="001c3fdc" style:font-size-asian="20pt" style:font-weight-asian="bold" style:font-size-complex="20pt" style:font-weight-complex="bold"/>
    </style:style>
    <style:style style:name="P39" style:family="paragraph" style:parent-style-name="Standard">
      <style:text-properties fo:font-size="20pt" fo:language="en" fo:country="US" fo:font-weight="bold" officeooo:rsid="001fe81f" officeooo:paragraph-rsid="001fe81f" style:font-size-asian="20pt" style:font-weight-asian="bold" style:font-size-complex="20pt" style:font-weight-complex="bold"/>
    </style:style>
    <style:style style:name="P40" style:family="paragraph" style:parent-style-name="Standard">
      <style:text-properties fo:color="#000000" loext:opacity="100%" style:font-name="Consolas" fo:font-size="18pt" fo:font-weight="normal" style:font-size-asian="18pt" style:font-weight-asian="normal"/>
    </style:style>
    <style:style style:name="P41" style:family="paragraph" style:parent-style-name="Standard">
      <style:text-properties fo:color="#000000" loext:opacity="100%" style:font-name="Consolas" fo:font-size="18pt" fo:language="ru" fo:country="RU" fo:font-style="normal" fo:font-weight="normal" officeooo:rsid="001da85c" officeooo:paragraph-rsid="001da85c" style:font-size-asian="18pt" style:font-style-asian="normal" style:font-weight-asian="normal" style:font-style-complex="normal" style:font-weight-complex="bold"/>
    </style:style>
    <style:style style:name="P42" style:family="paragraph" style:parent-style-name="Standard">
      <style:text-properties fo:color="#000000" loext:opacity="100%" style:font-name="Consolas" fo:font-size="18pt" fo:language="ru" fo:country="RU" fo:font-style="normal" fo:font-weight="normal" officeooo:rsid="00211867" officeooo:paragraph-rsid="00211867" style:font-size-asian="18pt" style:font-style-asian="normal" style:font-weight-asian="normal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Consolas" fo:font-size="18pt" fo:language="ru" fo:country="RU" fo:font-style="normal" fo:font-weight="bold" officeooo:rsid="00223167" officeooo:paragraph-rsid="00223167" style:font-size-asian="18pt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000000" loext:opacity="100%" style:font-name="Consolas" fo:font-size="18pt" fo:language="ru" fo:country="RU" fo:font-style="italic" fo:font-weight="normal" officeooo:rsid="001fe81f" officeooo:paragraph-rsid="001fe81f" style:font-size-asian="18pt" style:font-style-asian="italic" style:font-weight-asian="normal" style:font-style-complex="italic" style:font-weight-complex="bold"/>
    </style:style>
    <style:style style:name="P45" style:family="paragraph" style:parent-style-name="Standard">
      <style:text-properties fo:color="#000000" loext:opacity="100%" style:font-name="Consolas" fo:font-size="18pt" fo:language="ru" fo:country="RU" fo:font-style="italic" fo:font-weight="normal" officeooo:rsid="00211867" officeooo:paragraph-rsid="00211867" style:font-size-asian="18pt" style:font-style-asian="italic" style:font-weight-asian="normal" style:font-style-complex="italic" style:font-weight-complex="bold"/>
    </style:style>
    <style:style style:name="P46" style:family="paragraph" style:parent-style-name="Standard">
      <style:text-properties fo:color="#000000" loext:opacity="100%" style:font-name="Consolas" fo:font-size="18pt" fo:language="ru" fo:country="RU" fo:font-style="italic" fo:font-weight="bold" officeooo:rsid="001da85c" officeooo:paragraph-rsid="00211867" style:font-size-asian="18pt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color="#000000" loext:opacity="100%" style:font-name="Consolas" fo:font-size="18pt" fo:language="ru" fo:country="RU" fo:font-style="italic" fo:font-weight="bold" officeooo:rsid="00211867" officeooo:paragraph-rsid="00211867" style:font-size-asian="18pt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color="#000000" loext:opacity="100%" style:font-name="Consolas" fo:font-size="18pt" fo:language="en" fo:country="US" fo:font-style="italic" fo:font-weight="normal" officeooo:rsid="001da85c" officeooo:paragraph-rsid="00211867" style:font-size-asian="18pt" style:font-style-asian="italic" style:font-weight-asian="normal" style:font-style-complex="italic" style:font-weight-complex="bold"/>
    </style:style>
    <style:style style:name="P49" style:family="paragraph" style:parent-style-name="Standard">
      <style:text-properties fo:color="#000000" loext:opacity="100%" style:font-name="Consolas" fo:font-size="18pt" fo:font-weight="bold" style:font-size-asian="18pt" style:font-weight-asian="bold"/>
    </style:style>
    <style:style style:name="T1" style:family="text">
      <style:text-properties fo:color="#000000" loext:opacity="100%" style:font-name="Consolas" fo:font-size="18pt" fo:font-weight="bold" style:font-size-asian="18pt" style:font-weight-asian="bold"/>
    </style:style>
    <style:style style:name="T2" style:family="text">
      <style:text-properties fo:color="#000000" loext:opacity="100%" style:font-name="Consolas" fo:font-size="18pt" fo:font-weight="bold" style:font-size-asian="18pt" style:font-weight-asian="bold" style:font-weight-complex="bold"/>
    </style:style>
    <style:style style:name="T3" style:family="text">
      <style:text-properties fo:color="#000000" loext:opacity="100%" style:font-name="Consolas" fo:font-size="18pt" fo:font-weight="normal" style:font-size-asian="18pt" style:font-weight-asian="normal"/>
    </style:style>
    <style:style style:name="T4" style:family="text">
      <style:text-properties fo:color="#000000" loext:opacity="100%" style:font-name="Consolas" fo:font-size="18pt" fo:font-weight="normal" officeooo:rsid="001c3fdc" style:font-size-asian="18pt" style:font-weight-asian="normal"/>
    </style:style>
    <style:style style:name="T5" style:family="text">
      <style:text-properties fo:color="#000000" loext:opacity="100%" style:font-name="Consolas" fo:font-size="18pt" fo:font-weight="normal" officeooo:rsid="00211867" style:font-size-asian="18pt" style:font-weight-asian="normal"/>
    </style:style>
    <style:style style:name="T6" style:family="text">
      <style:text-properties fo:color="#000000" loext:opacity="100%" style:font-name="Consolas" fo:font-size="18pt" style:font-size-asian="18pt"/>
    </style:style>
    <style:style style:name="T7" style:family="text">
      <style:text-properties fo:color="#000000" loext:opacity="100%" style:font-name="Consolas" fo:font-size="18pt" fo:language="en" fo:country="US" fo:font-weight="normal" style:font-size-asian="18pt" style:font-weight-asian="normal"/>
    </style:style>
    <style:style style:name="T8" style:family="text">
      <style:text-properties fo:color="#000000" loext:opacity="100%" style:font-name="Consolas" fo:font-size="18pt" fo:language="en" fo:country="US" fo:font-weight="normal" officeooo:rsid="001c3fdc" style:font-size-asian="18pt" style:font-weight-asian="normal"/>
    </style:style>
    <style:style style:name="T9" style:family="text">
      <style:text-properties fo:color="#000000" loext:opacity="100%" style:font-name="Consolas" fo:font-size="18pt" fo:language="en" fo:country="US" fo:font-weight="normal" officeooo:rsid="00211867" style:font-size-asian="18pt" style:font-weight-asian="normal"/>
    </style:style>
    <style:style style:name="T10" style:family="text">
      <style:text-properties fo:color="#000000" loext:opacity="100%" style:font-name="Consolas" fo:font-size="18pt" fo:language="en" fo:country="US" fo:font-weight="bold" style:font-size-asian="18pt" style:font-weight-asian="bold" style:font-weight-complex="bold"/>
    </style:style>
    <style:style style:name="T11" style:family="text">
      <style:text-properties fo:color="#000000" loext:opacity="100%" style:font-name="Consolas" fo:font-size="18pt" fo:language="ru" fo:country="RU" fo:font-weight="normal" style:font-size-asian="18pt" style:font-weight-asian="normal"/>
    </style:style>
    <style:style style:name="T12" style:family="text">
      <style:text-properties fo:color="#0000ff" loext:opacity="100%" style:font-name="Consolas" fo:font-size="18pt" fo:font-weight="normal" style:font-size-asian="18pt" style:font-weight-asian="normal"/>
    </style:style>
    <style:style style:name="T13" style:family="text">
      <style:text-properties fo:color="#008000" loext:opacity="100%" style:font-name="Consolas" fo:font-size="18pt" fo:font-weight="normal" style:font-size-asian="18pt" style:font-weight-asian="normal"/>
    </style:style>
    <style:style style:name="T14" style:family="text">
      <style:text-properties fo:color="#008000" loext:opacity="100%" style:font-name="Consolas" fo:font-size="18pt" fo:language="ru" fo:country="RU" fo:font-weight="normal" officeooo:rsid="00211867" style:font-size-asian="18pt" style:font-weight-asian="normal"/>
    </style:style>
    <style:style style:name="T15" style:family="text">
      <style:text-properties fo:color="#006400" loext:opacity="100%" style:font-name="Consolas" fo:font-size="18pt" fo:font-weight="normal" style:font-size-asian="18pt" style:font-weight-asian="normal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en" fo:country="US" fo:font-weight="normal" style:font-weight-asian="normal"/>
    </style:style>
    <style:style style:name="T19" style:family="text">
      <style:text-properties fo:language="en" fo:country="US" fo:font-weight="normal" officeooo:rsid="001da85c" style:font-weight-asian="normal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a85c" style:font-weight-asian="normal"/>
    </style:style>
    <style:style style:name="T24" style:family="text">
      <style:text-properties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T25" style:family="text">
      <style:text-properties fo:font-size="15pt" fo:language="ru" fo:country="RU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T26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ОТЧЕТ — Алмас Киличов — ПО-212.1 — 14.09.2022</text:p>
      <text:p text:style-name="P39"><text:tab/><text:tab/><text:tab/><text:tab/><text:tab/><text:tab/><text:tab/><text:tab/><text:span text:style-name="T24"> p.s – </text:span><text:span text:style-name="T25">в отчете я буду краток.</text:span></text:p>
      <text:p text:style-name="P31"/>
      <text:p text:style-name="P31">1<text:span text:style-name="T16">.1.9. </text:span><text:span text:style-name="T17">Найти и исправить все ошибки в программах:</text:span></text:p>
      <text:p text:style-name="P30">a) </text:p>
      <text:p text:style-name="P32">Код который давался в примере:</text:p>
      <text:p text:style-name="P1">PROGRAMM Example1;</text:p>
      <text:p text:style-name="Standard"><text:span text:style-name="T6"><text:s text:c="4"/></text:span><text:span text:style-name="T1">var </text:span><text:span text:style-name="T3">h, m: </text:span><text:span text:style-name="T12">integer</text:span><text:span text:style-name="T3">; g: </text:span><text:span text:style-name="T12">real</text:span><text:span text:style-name="T3">;</text:span></text:p>
      <text:p text:style-name="P6">BEGIN</text:p>
      <text:p text:style-name="Standard"><text:span text:style-name="T1"><text:s text:c="4"/></text:span><text:span text:style-name="T3">m:=</text:span><text:span text:style-name="T15">10</text:span><text:span text:style-name="T3">;</text:span></text:p>
      <text:p text:style-name="Standard"><text:span text:style-name="T3"><text:s text:c="4"/>g:=</text:span><text:span text:style-name="T15">9.8</text:span><text:span text:style-name="T3">;</text:span></text:p>
      <text:p text:style-name="Standard"><text:span text:style-name="T3"><text:s text:c="4"/>h:=</text:span><text:span text:style-name="T15">5.5</text:span><text:span text:style-name="T3">;</text:span></text:p>
      <text:p text:style-name="P7"><text:s text:c="4"/>A:=m*g*h;</text:p>
      <text:p text:style-name="P2"><text:s text:c="4"/>write(‘A=’,A)</text:p>
      <text:p text:style-name="P33"/>
      <text:p text:style-name="P32">Мой измененный код: </text:p>
      <text:p text:style-name="P8">begin</text:p>
      <text:p text:style-name="Standard"><text:span text:style-name="T1"><text:s text:c="2"/>var </text:span><text:span text:style-name="T3">h, m, g: </text:span><text:span text:style-name="T12">real</text:span><text:span text:style-name="T3">; </text:span><text:span text:style-name="T13">// </text:span><text:span text:style-name="T14">объявление</text:span><text:span text:style-name="T13"> переменных</text:span></text:p>
      <text:p text:style-name="P23"><text:s text:c="2"/></text:p>
      <text:p text:style-name="Standard"><text:span text:style-name="T13"><text:s text:c="2"/></text:span><text:span text:style-name="T3">m := </text:span><text:span text:style-name="T15">10</text:span><text:span text:style-name="T3">; </text:span><text:span text:style-name="T13">// присваиваем значения переменным</text:span></text:p>
      <text:p text:style-name="Standard"><text:span text:style-name="T13"><text:s text:c="2"/></text:span><text:span text:style-name="T3">g := </text:span><text:span text:style-name="T15">9.8</text:span><text:span text:style-name="T3">;</text:span></text:p>
      <text:p text:style-name="Standard"><text:span text:style-name="T3"><text:s text:c="2"/>h := </text:span><text:span text:style-name="T15">5.5</text:span><text:span text:style-name="T3">;</text:span></text:p>
      <text:p text:style-name="Standard"><text:span text:style-name="T3"><text:s text:c="2"/></text:span><text:span text:style-name="T1">var </text:span><text:span text:style-name="T3">A: </text:span><text:span text:style-name="T12">real</text:span><text:span text:style-name="T3">; <text:s/></text:span></text:p>
      <text:p text:style-name="P7"><text:s text:c="2"/>A := m*g*h;</text:p>
      <text:p text:style-name="Standard"><text:span text:style-name="T3"><text:s text:c="2"/>write(</text:span><text:span text:style-name="T12">'A = '</text:span><text:span text:style-name="T3">, A); </text:span><text:span text:style-name="T13">// вывод в консоль</text:span></text:p>
      <text:p text:style-name="P25"><text:span text:style-name="T1">end</text:span><text:span text:style-name="T3">.</text:span></text:p>
      <text:p text:style-name="P11">Мои действия: </text:p>
      <text:p text:style-name="P27"><text:span text:style-name="T3">1) Я убрал необязательное зарезервированное слово „</text:span><text:span text:style-name="T7">PROGRAM”</text:span></text:p>
      <text:p text:style-name="P27"><text:span text:style-name="T3">2) Глобальные переменные </text:span><text:span text:style-name="T7">h, m, g </text:span><text:span text:style-name="T3">сделал локальными в основном блоке кода (между </text:span><text:span text:style-name="T7">begin </text:span><text:span text:style-name="T3">и </text:span><text:span text:style-name="T7">end</text:span><text:span text:style-name="T3">). Также сменил у </text:span><text:span text:style-name="T7">g </text:span><text:span text:style-name="T3">тип данных с целочисленного на дробное.</text:span></text:p>
      <text:p text:style-name="P27"><text:soft-page-break/><text:span text:style-name="T3">3) Переменную </text:span><text:span text:style-name="T7">A </text:span><text:span text:style-name="T9">о</text:span><text:span text:style-name="T5">бъявил</text:span><text:span text:style-name="T3"> с дробным типом данных, перед тем как присвоить ей значение.</text:span></text:p>
      <text:p text:style-name="P36"><text:span text:style-name="T3">4) </text:span><text:span text:style-name="T11">Добавил „</text:span><text:span text:style-name="T3">end.”</text:span></text:p>
      <text:p text:style-name="P27"><text:span text:style-name="T8">5</text:span><text:span text:style-name="T3">) Также просто поставил пробелы в некоторых местах, это уже для красоты кода и вывода, </text:span><text:span text:style-name="T4">и еще добавил однострочные комментарии в код.</text:span></text:p>
      <text:p text:style-name="P17"/>
      <text:p text:style-name="P3">b)</text:p>
      <text:p text:style-name="P18">Код который давался в примере:</text:p>
      <text:p text:style-name="P26"><text:span text:style-name="T1">PROGRAM </text:span><text:span text:style-name="T3">Example2;</text:span></text:p>
      <text:p text:style-name="Standard"><text:span text:style-name="T3"><text:s text:c="2"/></text:span><text:span text:style-name="T1">var </text:span><text:span text:style-name="T3">a, b: rial;</text:span></text:p>
      <text:p text:style-name="Standard"><text:span text:style-name="T3"><text:s text:c="12"/>c: </text:span><text:span text:style-name="T12">integer</text:span><text:span text:style-name="T3">;</text:span></text:p>
      <text:p text:style-name="P6">BEGIN</text:p>
      <text:p text:style-name="Standard"><text:span text:style-name="T1"><text:s text:c="2"/></text:span><text:span text:style-name="T3">a:=</text:span><text:span text:style-name="T15">2.5</text:span><text:span text:style-name="T3">;</text:span></text:p>
      <text:p text:style-name="Standard"><text:span text:style-name="T3"><text:s text:c="2"/>b:=</text:span><text:span text:style-name="T15">3.0</text:span><text:span text:style-name="T3">;</text:span></text:p>
      <text:p text:style-name="P7"><text:s text:c="2"/>write(a,b)</text:p>
      <text:p text:style-name="P7"><text:s text:c="2"/>c:=a; a:=b b:=c;</text:p>
      <text:p text:style-name="P7"><text:s text:c="2"/>write a,b</text:p>
      <text:p text:style-name="P26"><text:span text:style-name="T1">END</text:span><text:span text:style-name="T3">.</text:span></text:p>
      <text:p text:style-name="P22"/>
      <text:p text:style-name="P9">Мой измененный код:</text:p>
      <text:p text:style-name="P10">begin</text:p>
      <text:p text:style-name="Standard"><text:span text:style-name="T1"><text:s text:c="2"/>var </text:span><text:span text:style-name="T3">a, b, c: </text:span><text:span text:style-name="T12">real</text:span><text:span text:style-name="T3">; </text:span><text:span text:style-name="T13">// </text:span><text:span text:style-name="T14">объявление</text:span><text:span text:style-name="T13"> переменных</text:span></text:p>
      <text:p text:style-name="Standard"><text:span text:style-name="T13"><text:s text:c="2"/></text:span><text:span text:style-name="T3">a := </text:span><text:span text:style-name="T15">2.5</text:span><text:span text:style-name="T3">; </text:span><text:span text:style-name="T13">// присваиваем значения</text:span></text:p>
      <text:p text:style-name="Standard"><text:span text:style-name="T13"><text:s text:c="2"/></text:span><text:span text:style-name="T3">b := </text:span><text:span text:style-name="T15">3.0</text:span><text:span text:style-name="T3">;</text:span></text:p>
      <text:p text:style-name="Standard"><text:span text:style-name="T3"><text:s text:c="2"/>writeln(a, b); </text:span><text:span text:style-name="T13">// вывод в консоль</text:span></text:p>
      <text:p text:style-name="Standard"><text:span text:style-name="T13"><text:s text:c="2"/></text:span><text:span text:style-name="T3">c := a; a := b; b := c;</text:span></text:p>
      <text:p text:style-name="P7"><text:s text:c="2"/>write(a, b);</text:p>
      <text:p text:style-name="P29"><text:span text:style-name="T1">end</text:span><text:span text:style-name="T3">.</text:span></text:p>
      <text:p text:style-name="P12">Мои действия:</text:p>
      <text:p text:style-name="P28"><text:span text:style-name="T3">1) Как всегда убрал „</text:span><text:span text:style-name="T7">PROGRAM”</text:span></text:p>
      <text:p text:style-name="P28"><text:span text:style-name="T7">2) </text:span><text:span text:style-name="T3">Глобальные переменные сделал локальными</text:span></text:p>
      <text:p text:style-name="P12"><text:soft-page-break/>3) Исправил различные ошибки с типами данных, добавил точки с запятой в местах где были пропущены</text:p>
      <text:p text:style-name="P12">4) Обернул параметры функции в скобки, там где не было обернуто</text:p>
      <text:p text:style-name="P28"><text:span text:style-name="T3"><text:tab/></text:span><text:span text:style-name="T10">P.S – у </text:span><text:span text:style-name="T2">меня нет времени указывать где именно.</text:span></text:p>
      <text:p text:style-name="P14"/>
      <text:p text:style-name="P4">c)</text:p>
      <text:p text:style-name="P19">Код который давался в примере:</text:p>
      <text:p text:style-name="P34"><text:span text:style-name="T2">PROGRAM </text:span><text:span text:style-name="T11">Example3</text:span><text:span text:style-name="T3">;</text:span></text:p>
      <text:p text:style-name="Standard"><text:span text:style-name="T3"><text:s text:c="2"/></text:span><text:span text:style-name="T1">var </text:span><text:span text:style-name="T3">x, y, z: intedger;</text:span></text:p>
      <text:p text:style-name="Standard"><text:span text:style-name="T3"><text:s text:c="2"/></text:span><text:span text:style-name="T13">{это моя программа</text:span></text:p>
      <text:p text:style-name="P23"><text:s text:c="2"/>x:=2;</text:p>
      <text:p text:style-name="P23"><text:s text:c="2"/>y=x+3;</text:p>
      <text:p text:style-name="P23"><text:s text:c="2"/>z:=y / x;</text:p>
      <text:p text:style-name="P23"><text:s text:c="2"/>write('z=',z)</text:p>
      <text:p text:style-name="P24">END</text:p>
      <text:p text:style-name="P24"/>
      <text:p text:style-name="P19">Мой измененный код:</text:p>
      <text:p text:style-name="P19">begin</text:p>
      <text:p text:style-name="Standard"><text:span text:style-name="T1"><text:s text:c="3"/>var </text:span><text:span text:style-name="T3">x, y, z: </text:span><text:span text:style-name="T12">real</text:span><text:span text:style-name="T3">; </text:span><text:span text:style-name="T13">// </text:span><text:span text:style-name="T14">объявление</text:span><text:span text:style-name="T13"> переменных</text:span></text:p>
      <text:p text:style-name="Standard"><text:span text:style-name="T13"><text:s text:c="3"/></text:span><text:span text:style-name="T3">x := </text:span><text:span text:style-name="T15">2</text:span><text:span text:style-name="T3">; </text:span><text:span text:style-name="T13">// присваиваем значения</text:span></text:p>
      <text:p text:style-name="Standard"><text:span text:style-name="T13"><text:s text:c="3"/></text:span><text:span text:style-name="T3">y := x + </text:span><text:span text:style-name="T15">3</text:span><text:span text:style-name="T3">;</text:span></text:p>
      <text:p text:style-name="P7"><text:s text:c="3"/>z := y / x;</text:p>
      <text:p text:style-name="Standard"><text:span text:style-name="T3"><text:s text:c="3"/>write(</text:span><text:span text:style-name="T12">'z = '</text:span><text:span text:style-name="T3">, z); </text:span><text:span text:style-name="T13">// вывод в консоль <text:s/></text:span></text:p>
      <text:p text:style-name="P35"><text:span text:style-name="T6">end</text:span><text:span text:style-name="T3">. <text:s text:c="5"/></text:span></text:p>
      <text:p text:style-name="P13">Мои действия:</text:p>
      <text:p text:style-name="P37"><text:span text:style-name="T11">1) Убрал </text:span><text:span text:style-name="T3">PROGRAM, </text:span><text:span text:style-name="T11">добавил </text:span><text:span text:style-name="T3">begin</text:span><text:span text:style-name="T11">, глобальные =&gt; локальные переменные</text:span></text:p>
      <text:p text:style-name="P13">2) Исправил типы данных, убрал не нужную третью строку с примера</text:p>
      <text:p text:style-name="P37"><text:span text:style-name="T11">3) Исправил оператор присваивания у переменной </text:span><text:span text:style-name="T3">y</text:span></text:p>
      <text:p text:style-name="P13"><text:soft-page-break/>4) Ну и как всегда добавил комментарии, изменил вывод</text:p>
      <text:p text:style-name="P13"/>
      <text:p text:style-name="P4">d)</text:p>
      <text:p text:style-name="P19">Код который давался в примере:</text:p>
      <text:p text:style-name="P19">PROGRAM Program<text:span text:style-name="T21">;</text:span></text:p>
      <text:p text:style-name="Standard"><text:span text:style-name="T3"><text:s text:c="2"/></text:span><text:span text:style-name="T1">var </text:span><text:span text:style-name="T3">x, y, z: </text:span><text:span text:style-name="T12">real</text:span><text:span text:style-name="T3">;</text:span></text:p>
      <text:p text:style-name="P7">BEGGIN</text:p>
      <text:p text:style-name="P7"><text:s text:c="2"/>writeln</text:p>
      <text:p text:style-name="P7"><text:s text:c="2"/>(привет)</text:p>
      <text:p text:style-name="Standard"><text:span text:style-name="T3"><text:s text:c="2"/>x:=</text:span><text:span text:style-name="T15">2.5</text:span><text:span text:style-name="T3">;</text:span></text:p>
      <text:p text:style-name="Standard"><text:span text:style-name="T3"><text:s text:c="2"/>y:=x-</text:span><text:span text:style-name="T15">1</text:span><text:span text:style-name="T3">;</text:span></text:p>
      <text:p text:style-name="P7"><text:s text:c="2"/>z:= x+y) / x;</text:p>
      <text:p text:style-name="Standard"><text:span text:style-name="T3"><text:s text:c="2"/>write(</text:span><text:span text:style-name="T12">'z=,z)</text:span></text:p>
      <text:p text:style-name="P19">END<text:span text:style-name="T21">.</text:span></text:p>
      <text:p text:style-name="P41"/>
      <text:p text:style-name="P20">Мой измененный код:</text:p>
      <text:p text:style-name="P20">begin </text:p>
      <text:p text:style-name="Standard"><text:span text:style-name="T1"><text:s text:c="2"/>var </text:span><text:span text:style-name="T3">x, y, z: </text:span><text:span text:style-name="T12">real</text:span><text:span text:style-name="T3">; </text:span><text:span text:style-name="T13">// </text:span><text:span text:style-name="T14">объявление</text:span><text:span text:style-name="T13"> переменнных</text:span></text:p>
      <text:p text:style-name="Standard"><text:span text:style-name="T13"><text:s text:c="2"/></text:span><text:span text:style-name="T3">writeln(</text:span><text:span text:style-name="T12">'Привет'</text:span><text:span text:style-name="T3">); </text:span><text:span text:style-name="T13">// вывод в консоль</text:span></text:p>
      <text:p text:style-name="Standard"><text:span text:style-name="T13"><text:s text:c="2"/></text:span><text:span text:style-name="T3">x := </text:span><text:span text:style-name="T15">2.5</text:span><text:span text:style-name="T3">;</text:span></text:p>
      <text:p text:style-name="Standard"><text:span text:style-name="T3"><text:s text:c="2"/>y := x - </text:span><text:span text:style-name="T15">1</text:span><text:span text:style-name="T3">; </text:span><text:span text:style-name="T13">// присваиваем значения</text:span></text:p>
      <text:p text:style-name="Standard"><text:span text:style-name="T13"><text:s text:c="2"/></text:span><text:span text:style-name="T3">z := (x+y) / x;</text:span></text:p>
      <text:p text:style-name="Standard"><text:span text:style-name="T3"><text:s text:c="2"/>write(</text:span><text:span text:style-name="T12">'z = '</text:span><text:span text:style-name="T3">, z);</text:span></text:p>
      <text:p text:style-name="P20">end<text:span text:style-name="T21">.</text:span></text:p>
      <text:p text:style-name="P44">Мои действия:</text:p>
      <text:p text:style-name="P15"><text:span text:style-name="T21">1) </text:span><text:span text:style-name="T23">Убрал </text:span><text:span text:style-name="T19">PROGRAM, </text:span><text:span text:style-name="T23">добавил </text:span><text:span text:style-name="T19">begin</text:span><text:span text:style-name="T23">, глобальные =&gt; локальные переменные</text:span></text:p>
      <text:p text:style-name="P15"><text:span text:style-name="T23">2</text:span><text:span text:style-name="T21">) Исправил вызов функции ()</text:span></text:p>
      <text:p text:style-name="P44">3) Поставил скобку там где она была пропущена</text:p>
      <text:p text:style-name="P44">4) Снова добавил комментарии и изменил вывод</text:p>
      <text:p text:style-name="P44"/>
      <text:p text:style-name="P20"><text:soft-page-break/>1.1.10. <text:span text:style-name="T22">Чему будут равны значения переменных </text:span><text:span text:style-name="T20">X </text:span><text:span text:style-name="T22">и </text:span><text:span text:style-name="T20">Y </text:span><text:span text:style-name="T22">после выполнения следующих операторов:</text:span></text:p>
      <text:p text:style-name="P46">BEGIN</text:p>
      <text:p text:style-name="Standard"><text:span text:style-name="T1"><text:s text:c="2"/></text:span><text:span text:style-name="T3">x:=</text:span><text:span text:style-name="T15">2</text:span><text:span text:style-name="T3">;</text:span></text:p>
      <text:p text:style-name="Standard"><text:span text:style-name="T3"><text:s text:c="2"/>y:=</text:span><text:span text:style-name="T15">5</text:span><text:span text:style-name="T3">;</text:span></text:p>
      <text:p text:style-name="P7"><text:s text:c="2"/>x:=y;</text:p>
      <text:p text:style-name="P7"><text:s text:c="2"/>y:=x</text:p>
      <text:p text:style-name="P5">END<text:span text:style-name="T21">.</text:span></text:p>
      <text:p text:style-name="P48"/>
      <text:p text:style-name="P21">Мой ответ:</text:p>
      <text:p text:style-name="P16"><text:span text:style-name="T21">Сперва я хотел бы отметить, что тут ошибка, не объявили переменные </text:span><text:span text:style-name="T18">x </text:span><text:span text:style-name="T21">и </text:span><text:span text:style-name="T18">y, </text:span><text:span text:style-name="T21">перед тем как присваивать значения. </text:span></text:p>
      <text:p text:style-name="P16"><text:span text:style-name="T21">А так значения переменных будут 5 (</text:span><text:span text:style-name="T18">x</text:span><text:span text:style-name="T21">) и 5 (</text:span><text:span text:style-name="T18">y</text:span><text:span text:style-name="T21">).</text:span></text:p>
      <text:p text:style-name="P45"/>
      <text:p text:style-name="P21">1.1.11. <text:span text:style-name="T22">Что будет напечатано программой:</text:span></text:p>
      <text:p text:style-name="P21"><text:span text:style-name="T26">PROGRAM </text:span><text:span text:style-name="T21">Example;</text:span></text:p>
      <text:p text:style-name="Standard"><text:span text:style-name="T3"><text:s text:c="2"/></text:span><text:span text:style-name="T1">var </text:span><text:span text:style-name="T3">x: </text:span><text:span text:style-name="T12">integer</text:span><text:span text:style-name="T3">;</text:span></text:p>
      <text:p text:style-name="P6">BEGIN</text:p>
      <text:p text:style-name="Standard"><text:span text:style-name="T1"><text:s text:c="2"/></text:span><text:span text:style-name="T3">x:=</text:span><text:span text:style-name="T15">2</text:span><text:span text:style-name="T3">;</text:span></text:p>
      <text:p text:style-name="Standard"><text:span text:style-name="T3"><text:s text:c="2"/>write(</text:span><text:span text:style-name="T12">'x+1'</text:span><text:span text:style-name="T3">);</text:span></text:p>
      <text:p text:style-name="P21">END<text:span text:style-name="T21">.</text:span></text:p>
      <text:p text:style-name="P42"/>
      <text:p text:style-name="P21">Мой ответ:</text:p>
      <text:p text:style-name="P16"><text:span text:style-name="T22">Будет напечатана строка „</text:span><text:span text:style-name="T20">x+1</text:span><text:span text:style-name="T22">“.</text:span></text:p>
      <text:p text:style-name="P16"><text:span text:style-name="T22"/></text:p>
      <text:p text:style-name="P43"><text:span text:style-name="T22">Кстати, у меня есть </text:span><text:span text:style-name="T20">Github - https://github.com/secretnastoyachi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20:09:00.218000000</meta:creation-date>
    <dc:date>2022-09-14T20:58:47.952000000</dc:date>
    <meta:editing-duration>PT28M17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5" meta:paragraph-count="126" meta:word-count="531" meta:character-count="3193" meta:non-whitespace-character-count="2614"/>
  </office:meta>
</office:document-meta>
</file>